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49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55.54mm"/>
    </style:style>
    <style:style style:name="co4" style:family="table-column">
      <style:table-column-properties fo:break-before="auto" style:column-width="60.73mm"/>
    </style:style>
    <style:style style:name="co5" style:family="table-column">
      <style:table-column-properties fo:break-before="auto" style:column-width="68.9mm"/>
    </style:style>
    <style:style style:name="co6" style:family="table-column">
      <style:table-column-properties fo:break-before="auto" style:column-width="65.0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12mm"/>
    </style:style>
    <style:style style:name="co9" style:family="table-column">
      <style:table-column-properties fo:break-before="auto" style:column-width="52mm"/>
    </style:style>
    <style:style style:name="co10" style:family="table-column">
      <style:table-column-properties fo:break-before="auto" style:column-width="47.11mm"/>
    </style:style>
    <style:style style:name="co11" style:family="table-column">
      <style:table-column-properties fo:break-before="auto" style:column-width="34.85mm"/>
    </style:style>
    <style:style style:name="co12" style:family="table-column">
      <style:table-column-properties fo:break-before="auto" style:column-width="48.74mm"/>
    </style:style>
    <style:style style:name="co13" style:family="table-column">
      <style:table-column-properties fo:break-before="auto" style:column-width="51.47mm"/>
    </style:style>
    <style:style style:name="co14" style:family="table-column">
      <style:table-column-properties fo:break-before="auto" style:column-width="28.31mm"/>
    </style:style>
    <style:style style:name="ro1" style:family="table-row">
      <style:table-row-properties style:row-height="32.2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59mm" fo:break-before="auto" style:use-optimal-row-height="fals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37.29mm" fo:break-before="auto" style:use-optimal-row-height="true"/>
    </style:style>
    <style:style style:name="ro6" style:family="table-row">
      <style:table-row-properties style:row-height="28.29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29.35mm" fo:break-before="auto" style:use-optimal-row-height="true"/>
    </style:style>
    <style:style style:name="ro9" style:family="table-row">
      <style:table-row-properties style:row-height="25.26mm" fo:break-before="auto" style:use-optimal-row-height="true"/>
    </style:style>
    <style:style style:name="ro10" style:family="table-row">
      <style:table-row-properties style:row-height="5.45mm" fo:break-before="auto" style:use-optimal-row-height="true"/>
    </style:style>
    <style:style style:name="ro11" style:family="table-row">
      <style:table-row-properties style:row-height="16.39mm" fo:break-before="auto" style:use-optimal-row-height="true"/>
    </style:style>
    <style:style style:name="ro12" style:family="table-row">
      <style:table-row-properties style:row-height="45.23mm" fo:break-before="auto" style:use-optimal-row-height="true"/>
    </style:style>
    <style:style style:name="ro13" style:family="table-row">
      <style:table-row-properties style:row-height="9.47mm" fo:break-before="auto" style:use-optimal-row-height="true"/>
    </style:style>
    <style:style style:name="ro14" style:family="table-row">
      <style:table-row-properties style:row-height="5.52mm" fo:break-before="auto" style:use-optimal-row-height="true"/>
    </style:style>
    <style:style style:name="ro15" style:family="table-row">
      <style:table-row-properties style:row-height="17.37mm" fo:break-before="auto" style:use-optimal-row-height="true"/>
    </style:style>
    <style:style style:name="ro16" style:family="table-row">
      <style:table-row-properties style:row-height="13.42mm" fo:break-before="auto" style:use-optimal-row-height="true"/>
    </style:style>
    <style:style style:name="ro17" style:family="table-row">
      <style:table-row-properties style:row-height="18.77mm" fo:break-before="auto" style:use-optimal-row-height="false"/>
    </style:style>
    <style:style style:name="ro18" style:family="table-row">
      <style:table-row-properties style:row-height="15.06mm" fo:break-before="auto" style:use-optimal-row-height="false"/>
    </style:style>
    <style:style style:name="ro19" style:family="table-row">
      <style:table-row-properties style:row-height="15.33mm" fo:break-before="auto" style:use-optimal-row-height="false"/>
    </style:style>
    <style:style style:name="ro20" style:family="table-row">
      <style:table-row-properties style:row-height="8.45mm" fo:break-before="auto" style:use-optimal-row-height="true"/>
    </style:style>
    <style:style style:name="ro21" style:family="table-row">
      <style:table-row-properties style:row-height="8.98mm" fo:break-before="auto" style:use-optimal-row-height="true"/>
    </style:style>
    <style:style style:name="ro22" style:family="table-row">
      <style:table-row-properties style:row-height="9.51mm" fo:break-before="auto" style:use-optimal-row-height="true"/>
    </style:style>
    <style:style style:name="ro23" style:family="table-row">
      <style:table-row-properties style:row-height="20.27mm" fo:break-before="auto" style:use-optimal-row-height="true"/>
    </style:style>
    <style:style style:name="ro24" style:family="table-row">
      <style:table-row-properties style:row-height="29.21mm" fo:break-before="auto" style:use-optimal-row-height="true"/>
    </style:style>
    <style:style style:name="ro25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fo:wrap-option="wrap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5dada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wrap-option="wrap" fo:padding="0.85mm" style:vertical-align="top"/>
    </style:style>
    <style:style style:name="ce5" style:family="table-cell" style:parent-style-name="Default">
      <style:table-cell-properties fo:wrap-option="wrap" fo:padding="0.85mm" style:vertical-align="top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ff0000" fo:wrap-option="wrap" fo:padding="0.85mm" style:vertical-align="top"/>
      <style:text-properties fo:color="#eeeeee" fo:font-weight="bold" style:font-weight-asian="bold" style:font-weight-complex="bold"/>
    </style:style>
    <style:style style:name="ce7" style:family="table-cell" style:parent-style-name="Default">
      <style:table-cell-properties fo:background-color="#ffcc00" fo:wrap-option="wrap" fo:padding="0.85mm" style:vertical-align="top"/>
      <style:text-properties fo:color="#000000"/>
    </style:style>
    <style:style style:name="ce8" style:family="table-cell" style:parent-style-name="Default">
      <style:table-cell-properties fo:background-color="#ffcc00" fo:wrap-option="wrap" fo:padding="0.85mm" style:vertical-align="top"/>
      <style:text-properties fo:color="#000000"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transparent" fo:wrap-option="wrap" fo:padding="0.85mm" style:vertical-align="top"/>
    </style:style>
    <style:style style:name="ce10" style:family="table-cell" style:parent-style-name="Default">
      <style:table-cell-properties fo:background-color="#ff6666" fo:wrap-option="wrap" fo:padding="0.85mm" style:vertical-align="top"/>
    </style:style>
    <style:style style:name="ce11" style:family="table-cell" style:parent-style-name="Default">
      <style:table-cell-properties fo:wrap-option="no-wrap" fo:padding="0.85mm" style:vertical-align="top"/>
    </style:style>
    <style:style style:name="ce12" style:family="table-cell" style:parent-style-name="Default">
      <style:table-cell-properties fo:wrap-option="no-wrap" style:vertical-align="top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#dddddd" fo:wrap-option="wrap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#0066cc"/>
      <style:text-properties fo:color="#ffffff" fo:font-weight="bold" style:font-weight-asian="bold" style:font-weight-complex="bold"/>
      <style:map style:condition="cell-content()=success" style:apply-style-name="Heading" style:base-cell-address="'JOBID Constraint'.B4"/>
    </style:style>
    <style:style style:name="ce16" style:family="table-cell" style:parent-style-name="Default">
      <style:table-cell-properties fo:background-color="#b5dada"/>
      <style:text-properties fo:color="#ffffff" fo:font-weight="bold" style:font-weight-asian="bold" style:font-weight-complex="bold"/>
      <style:map style:condition="cell-content()=success" style:apply-style-name="Heading" style:base-cell-address="'JOBID Constraint'.B4"/>
    </style:style>
    <style:style style:name="ce17" style:family="table-cell" style:parent-style-name="Default">
      <style:table-cell-properties fo:wrap-option="wrap" style:vertical-align="top"/>
      <style:map style:condition="cell-content()=sucess" style:apply-style-name="Default" style:base-cell-address="'JOBID Constraint'.B6"/>
    </style:style>
    <style:style style:name="ce18" style:family="table-cell" style:parent-style-name="Default">
      <style:table-cell-properties fo:wrap-option="wrap" style:vertical-align="top"/>
      <style:map style:condition="cell-content()=sucess" style:apply-style-name="Default" style:base-cell-address="'JOBID Constraint'.B9"/>
    </style:style>
    <style:style style:name="ce19" style:family="table-cell" style:parent-style-name="Default">
      <style:table-cell-properties fo:background-color="#b5dada"/>
      <style:text-properties fo:color="#ffffff" fo:font-weight="bold" style:font-weight-asian="bold" style:font-weight-complex="bold"/>
      <style:map style:condition="cell-content()=sucess" style:apply-style-name="Default" style:base-cell-address="'JOBID Constraint'.B14"/>
    </style:style>
    <style:style style:name="ce20" style:family="table-cell" style:parent-style-name="Default">
      <style:table-cell-properties fo:wrap-option="wrap" style:vertical-align="top"/>
      <style:map style:condition="cell-content()=sucess" style:apply-style-name="Default" style:base-cell-address="'JOBID Constraint'.B14"/>
    </style:style>
    <style:style style:name="ce21" style:family="table-cell" style:parent-style-name="Default">
      <style:map style:condition="cell-content()=success" style:apply-style-name="Heading" style:base-cell-address="'JOBID Constraint'.B4"/>
    </style:style>
    <style:style style:name="ce22" style:family="table-cell" style:parent-style-name="Default">
      <style:table-cell-properties fo:background-color="#b5dada"/>
      <style:text-properties fo:color="#ffffff" fo:font-weight="bold" style:font-weight-asian="bold" style:font-weight-complex="bold"/>
      <style:map style:condition="cell-content()=sucess" style:apply-style-name="Default" style:base-cell-address="'JOBID Constraint'.B20"/>
    </style:style>
    <style:style style:name="ce23" style:family="table-cell" style:parent-style-name="Default">
      <style:table-cell-properties fo:wrap-option="wrap" style:vertical-align="top"/>
      <style:map style:condition="cell-content()=sucess" style:apply-style-name="Default" style:base-cell-address="'JOBID Constraint'.B21"/>
    </style:style>
    <style:style style:name="ce24" style:family="table-cell" style:parent-style-name="Default">
      <style:table-cell-properties fo:background-color="#b5dada"/>
      <style:text-properties fo:color="#ffffff" fo:font-weight="bold" style:font-weight-asian="bold" style:font-weight-complex="bold"/>
      <style:map style:condition="cell-content()=sucess" style:apply-style-name="Default" style:base-cell-address="'JOBID Constraint'.B31"/>
    </style:style>
    <style:style style:name="ce25" style:family="table-cell" style:parent-style-name="Default">
      <style:table-cell-properties fo:background-color="#b5dada"/>
      <style:text-properties fo:color="#ffffff" fo:font-weight="bold" style:font-weight-asian="bold" style:font-weight-complex="bold"/>
      <style:map style:condition="cell-content()=sucess" style:apply-style-name="Default" style:base-cell-address="'JOBID Constraint'.B37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 style:vertical-align="top"/>
      <style:map style:condition="cell-content()=sucess" style:apply-style-name="Default" style:base-cell-address="'JOBID Constraint'.B6"/>
    </style:style>
    <style:style style:name="ce28" style:family="table-cell" style:parent-style-name="Default">
      <style:table-cell-properties fo:background-color="#ffcc00" fo:wrap-option="wrap" style:vertical-align="top"/>
      <style:map style:condition="cell-content()=sucess" style:apply-style-name="Default" style:base-cell-address="'JOBID Constraint'.B6"/>
    </style:style>
    <style:style style:name="ce29" style:family="table-cell" style:parent-style-name="Default">
      <style:table-cell-properties fo:wrap-option="wrap" style:vertical-align="top"/>
      <style:text-properties style:font-name="Liberation Sans" style:font-name-asian="Noto Sans CJK SC Regular" style:font-name-complex="FreeSans"/>
      <style:map style:condition="cell-content()=sucess" style:apply-style-name="Default" style:base-cell-address="'JOBID Constraint'.B6"/>
    </style:style>
    <style:style style:name="ce30" style:family="table-cell" style:parent-style-name="Default">
      <style:table-cell-properties fo:background-color="#ffcc00" fo:wrap-option="wrap" style:vertical-align="top"/>
      <style:map style:condition="cell-content()=sucess" style:apply-style-name="Default" style:base-cell-address="'JOBID Constraint'.B62"/>
    </style:style>
    <style:style style:name="ce31" style:family="table-cell" style:parent-style-name="Default">
      <style:table-cell-properties fo:wrap-option="wrap" style:vertical-align="top"/>
      <style:map style:condition="cell-content()=sucess" style:apply-style-name="Default" style:base-cell-address="'JOBID Constraint'.B6"/>
    </style:style>
    <style:style style:name="ce32" style:family="table-cell" style:parent-style-name="Default">
      <style:table-cell-properties fo:background-color="#ffcc00" fo:wrap-option="wrap" style:vertical-align="top"/>
      <style:map style:condition="cell-content()=sucess" style:apply-style-name="Default" style:base-cell-address="'JOBID Constraint'.B64"/>
    </style:style>
    <style:style style:name="ce33" style:family="table-cell" style:parent-style-name="Default">
      <style:table-cell-properties fo:background-color="#ff6666" fo:wrap-option="wrap" style:vertical-align="top"/>
      <style:map style:condition="cell-content()=sucess" style:apply-style-name="Default" style:base-cell-address="'JOBID Constraint'.B6"/>
    </style:style>
    <style:style style:name="ce34" style:family="table-cell" style:parent-style-name="Default">
      <style:table-cell-properties fo:wrap-option="wrap" style:vertical-align="top"/>
      <style:map style:condition="cell-content()=sucess" style:apply-style-name="Default" style:base-cell-address="'JOBID Constraint'.B6"/>
    </style:style>
    <style:style style:name="ce35" style:family="table-cell" style:parent-style-name="Default">
      <style:table-cell-properties fo:wrap-option="no-wrap" style:vertical-align="top"/>
      <style:map style:condition="cell-content()=sucess" style:apply-style-name="Default" style:base-cell-address="'JOBID Constraint'.B6"/>
    </style:style>
    <style:style style:name="ce36" style:family="table-cell" style:parent-style-name="Default">
      <style:table-cell-properties fo:wrap-option="no-wrap" style:vertical-align="top"/>
      <style:map style:condition="cell-content()=success" style:apply-style-name="Heading" style:base-cell-address="'JOBID Constraint'.B4"/>
    </style:style>
    <style:style style:name="ce37" style:family="table-cell" style:parent-style-name="Default">
      <style:table-cell-properties style:vertical-align="top"/>
      <style:map style:condition="cell-content()=success" style:apply-style-name="Heading" style:base-cell-address="'JOBID Constraint'.B4"/>
    </style:style>
    <style:style style:name="ce38" style:family="table-cell" style:parent-style-name="Default">
      <style:table-cell-properties style:vertical-align="top"/>
      <style:map style:condition="cell-content()=success" style:apply-style-name="Heading" style:base-cell-address="'JOBID Constraint'.B4"/>
    </style:style>
    <style:style style:name="ce39" style:family="table-cell" style:parent-style-name="Default">
      <style:table-cell-properties style:vertical-align="top"/>
      <style:map style:condition="cell-content()=success" style:apply-style-name="Heading" style:base-cell-address="'JOBID Constraint'.B4"/>
    </style:style>
    <style:style style:name="ce40" style:family="table-cell" style:parent-style-name="Default">
      <style:map style:condition="cell-content()=success" style:apply-style-name="Heading" style:base-cell-address="'JOBID Constraint'.B4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ackground-color="#b5dada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fo:background-color="#ffcc00" fo:wrap-option="wrap" style:vertical-align="top"/>
    </style:style>
    <style:style style:name="ce45" style:family="table-cell" style:parent-style-name="Default">
      <style:table-cell-properties fo:background-color="#ffcc00" fo:wrap-option="wrap" style:vertical-align="top"/>
      <style:text-properties style:font-name="Liberation Sans" style:font-name-asian="Noto Sans CJK SC Regular" style:font-name-complex="FreeSans"/>
    </style:style>
    <style:style style:name="ce46" style:family="table-cell" style:parent-style-name="Default">
      <style:table-cell-properties fo:background-color="#ff6666" fo:wrap-option="wrap" style:vertical-align="top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8" style:family="table-cell" style:parent-style-name="Default">
      <style:table-cell-properties fo:wrap-option="wrap" style:vertical-align="top"/>
      <style:text-properties style:font-name="Liberation Sans" style:font-name-asian="Noto Sans CJK SC Regular" style:font-name-complex="FreeSans"/>
    </style:style>
    <style:style style:name="ce49" style:family="table-cell" style:parent-style-name="Default">
      <style:table-cell-properties fo:background-color="#0066cc"/>
      <style:text-properties fo:color="#ffffff" style:font-name="Liberation Sans" fo:font-weight="bold" style:font-name-asian="Noto Sans CJK SC Regular" style:font-weight-asian="bold" style:font-name-complex="FreeSans" style:font-weight-complex="bold"/>
    </style:style>
    <style:style style:name="ce50" style:family="table-cell" style:parent-style-name="Default">
      <style:table-cell-properties fo:background-color="#b5dada"/>
      <style:text-properties fo:color="#ffffff" style:font-name="Liberation Sans" fo:font-weight="bold" style:font-name-asian="Noto Sans CJK SC Regular" style:font-weight-asian="bold" style:font-name-complex="FreeSans" style:font-weight-complex="bold"/>
    </style:style>
    <style:style style:name="ce51" style:family="table-cell" style:parent-style-name="Default">
      <style:table-cell-properties fo:background-color="#66ccff"/>
    </style:style>
    <style:style style:name="ce52" style:family="table-cell" style:parent-style-name="Default">
      <style:text-properties style:font-name="Liberation Sans" style:font-name-asian="Noto Sans CJK SC Regular" style:font-name-complex="FreeSans"/>
    </style:style>
    <style:style style:name="ce53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54" style:family="table-cell" style:parent-style-name="Default" style:data-style-name="N100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Noto Sans CJK SC Regular" style:font-name-complex="FreeSan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asian="Noto Sans CJK SC Regular" style:font-name-complex="FreeSans"/>
    </style:style>
    <style:style style:name="T5" style:family="text">
      <style:text-properties style:font-name-asian="Noto Sans CJK SC Regular" style:font-name-complex="FreeSans" fo:font-weight="bold" style:font-weight-asian="bold" style:font-weight-complex="bold"/>
    </style:style>
    <style:style style:name="T6" style:family="text">
      <style:text-properties fo:color="#3c3c3c" style:font-name="Ubuntu" fo:country="none" style:country-asian="none" style:country-complex="none" style:font-name-asian="Ubuntu" style:font-name-complex="Ubuntu" fo:font-size="10pt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JOBID Constraint'.$O$2:.$O$4])" table:allow-empty-cell="true" table:display-list="unsorted" table:base-cell-address="'JOBID Constraint'.B6">
          <table:error-message table:message-type="stop" table:display="true"/>
        </table:content-validation>
        <table:content-validation table:name="val2" table:base-cell-address="'JOBID Constraint'.B40">
          <table:error-message table:message-type="stop" table:display="true"/>
        </table:content-validation>
        <table:content-validation table:name="val3" table:base-cell-address="'JOBID Constraint'.B49">
          <table:error-message table:message-type="stop" table:display="true"/>
        </table:content-validation>
        <table:content-validation table:name="val4" table:condition="of:cell-content-is-in-list([$'JOBID Constraint'.$O$2:.$O$3])" table:allow-empty-cell="true" table:display-list="unsorted" table:base-cell-address="'JOBID Constraint'.B7">
          <table:error-message table:message-type="stop" table:display="true"/>
        </table:content-validation>
      </table:content-validations>
      <table:table table:name="JOBID Constraint" table:style-name="ta1">
        <table:table-column table:style-name="co1" table:default-cell-style-name="ce4"/>
        <table:table-column table:style-name="co2" table:default-cell-style-name="ce27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13"/>
        <table:table-column table:style-name="co7" table:number-columns-repeated="4" table:default-cell-style-name="ce13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GENERAL SCENARIO</text:p>
          </table:table-cell>
          <table:table-cell table:style-name="ce14" office:value-type="string" calcext:value-type="string" table:number-columns-spanned="3" table:number-rows-spanned="1">
            <text:p>The purpose of this section is to test the LOAD USAGE with the JOB ID approach. In this specific solution, the constraint to avoid duplicates is the following rule: sender_address, receiver_address and send_time_stamp are supposed to be a unique key. But they are allowed to have the same value in different rows only if the rows have the same job id. The premise is: in case of a span (user sending the same email many times in a very short time - same send timestamp), all spans must be in the same report file and, therefore, being processed in same import job. If a new record, with the same unique key from an existing row in the table, it will be considered a duplicate and skipped, as it will have a different job id.</text:p>
          </table:table-cell>
          <table:covered-table-cell table:number-columns-repeated="2" table:style-name="ce41"/>
          <table:table-cell table:style-name="Default" table:number-columns-repeated="6"/>
          <table:table-cell table:number-columns-repeated="4"/>
          <table:table-cell office:value-type="string" calcext:value-type="string">
            <text:p>Types of Scenario</text:p>
          </table:table-cell>
        </table:table-row>
        <table:table-row table:style-name="ro2">
          <table:table-cell table:style-name="Default" table:number-columns-repeated="10"/>
          <table:table-cell table:number-columns-repeated="4"/>
          <table:table-cell office:value-type="string" calcext:value-type="string">
            <text:p>Success</text:p>
          </table:table-cell>
        </table:table-row>
        <table:table-row table:style-name="ro2">
          <table:table-cell table:style-name="Default" table:number-columns-repeated="10"/>
          <table:table-cell table:number-columns-repeated="4"/>
          <table:table-cell office:value-type="string" calcext:value-type="string">
            <text:p>Error</text:p>
          </table:table-cell>
        </table:table-row>
        <table:table-row table:style-name="ro2">
          <table:table-cell table:style-name="ce2" office:value-type="string" calcext:value-type="string">
            <text:p>Scenario</text:p>
          </table:table-cell>
          <table:table-cell table:style-name="ce15" office:value-type="string" calcext:value-type="string">
            <text:p>Type</text:p>
          </table:table-cell>
          <table:table-cell table:style-name="ce2" office:value-type="string" calcext:value-type="string">
            <text:p>Resources</text:p>
          </table:table-cell>
          <table:table-cell table:style-name="ce2" office:value-type="string" calcext:value-type="string">
            <text:p>Steps</text:p>
          </table:table-cell>
          <table:table-cell table:style-name="ce49" office:value-type="string" calcext:value-type="string">
            <text:p>Expected results</text:p>
          </table:table-cell>
          <table:table-cell table:style-name="ce2" office:value-type="string" calcext:value-type="string">
            <text:p>Result Notes</text:p>
          </table:table-cell>
          <table:table-cell table:style-name="Default" table:number-columns-repeated="4"/>
          <table:table-cell table:number-columns-repeated="4"/>
          <table:table-cell office:value-type="string" calcext:value-type="string">
            <text:p>Analysis</text:p>
          </table:table-cell>
        </table:table-row>
        <table:table-row table:style-name="ro2">
          <table:table-cell table:style-name="ce3" office:value-type="string" calcext:value-type="string">
            <text:p>LOAD DATA INFILE / MYSQLIMPORT</text:p>
          </table:table-cell>
          <table:table-cell table:style-name="ce16"/>
          <table:table-cell table:style-name="ce42" table:number-columns-repeated="2"/>
          <table:table-cell table:style-name="ce50"/>
          <table:table-cell table:style-name="ce42"/>
          <table:table-cell table:style-name="Default" table:number-columns-repeated="4"/>
          <table:table-cell table:number-columns-repeated="5"/>
        </table:table-row>
        <table:table-row table:style-name="ro3">
          <table:table-cell office:value-type="string" calcext:value-type="string">
            <text:p>Test the loading of a complete file with no errors or skip.</text:p>
            <text:p>The objective is to analyze the <text:span text:style-name="T1">LOAD DATA INFILE/MYSQLIMPORT</text:span> functionality, features, and performance.</text:p>
          </table:table-cell>
          <table:table-cell table:style-name="ce17" table:content-validation-name="val1" office:value-type="string" calcext:value-type="string">
            <text:p>Success</text:p>
          </table:table-cell>
          <table:table-cell office:value-type="string" calcext:value-type="string">
            <text:p>- usage-db-creation.sql</text:p>
            <text:p>- test-s01-load-data.sql</text:p>
            <text:p>- usage-db-cleanup.sql</text:p>
          </table:table-cell>
          <table:table-cell table:style-name="ce47" office:value-type="string" calcext:value-type="string">
            <text:p>1. Create the database (if it is not created)</text:p>
            <text:p><text:span text:style-name="T2">    Resource: usage-db-creation.sql</text:span></text:p>
            <text:p>2. Load data. </text:p>
            <text:p>    Resource: test-s01-load-data.sql</text:p>
          </table:table-cell>
          <table:table-cell office:value-type="string" calcext:value-type="string">
            <text:p>LOAD DATA INFILE must return following line: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est the loading of a completefile with total of 20 rows and 5 empty rows. Some of these rows are between the header and the first filled row and others are between other rows.</text:p>
          </table:table-cell>
          <table:table-cell table:style-name="ce17" table:content-validation-name="val1"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Analysis the behaviour.</text:p>
            <text:p> - Empty lines count as skipped, error or warning? </text:p>
            <text:p> - The process goes to the end or stops ate first empty line?</text:p>
            <text:p>- What is the result line?</text:p>
          </table:table-cell>
          <table:table-cell table:number-columns-repeated="10"/>
        </table:table-row>
        <table:table-row table:style-name="ro5">
          <table:table-cell office:value-type="string" calcext:value-type="string">
            <text:p>Test the loading of a complete file with total of 20 rows and 5 rows containing empty columns for NOT NULL attributes. The attributes are:</text:p>
            <text:p>- sender_address</text:p>
            <text:p>- recipient_address</text:p>
            <text:p>- sent_time_stamp</text:p>
            <text:p>- subject</text:p>
            <text:p>- delivery_method</text:p>
            <text:p/>
          </table:table-cell>
          <table:table-cell table:style-name="ce17" table:content-validation-name="val1" office:value-type="string" calcext:value-type="string">
            <text:p>Analysis</text:p>
          </table:table-cell>
          <table:table-cell table:number-columns-repeated="2"/>
          <table:table-cell table:style-name="ce48" office:value-type="string" calcext:value-type="string">
            <text:p><text:span text:style-name="T4">Analysis the behaviour.</text:span></text:p>
            <text:p><text:span text:style-name="T4"> - Empty lines count as skipped, error or warning? </text:span></text:p>
            <text:p><text:span text:style-name="T4"> - The process goes to the end or stops ate first wrong line?</text:span></text:p>
            <text:p><text:span text:style-name="T4">- What is the result line?</text:span>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Test file with wrong column type for. File contains 10 rows from which 1 has wrong sender address format and 1 has wrong receiver format.</text:p>
          </table:table-cell>
          <table:table-cell table:style-name="ce18" table:content-validation-name="val1" office:value-type="string" calcext:value-type="string">
            <text:p>Analysis</text:p>
          </table:table-cell>
          <table:table-cell table:number-columns-repeated="2"/>
          <table:table-cell table:style-name="ce48" office:value-type="string" calcext:value-type="string">
            <text:p><text:span text:style-name="T4">Analysis the behaviour.</text:span></text:p>
            <text:p/>
            <text:p><text:span text:style-name="T4">- What is the result line?</text:span></text:p>
            <text:p/>
            <text:p><text:span text:style-name="T4">Obs. As sender_address and receiver_address are VARCHAR, no error is expected from this test.</text:span>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Test file with wrong column type for. File contains 10 rows from which 2 have wrong timestamp format.</text:p>
          </table:table-cell>
          <table:table-cell table:style-name="ce17" table:content-validation-name="val1" office:value-type="string" calcext:value-type="string">
            <text:p>Analysis</text:p>
          </table:table-cell>
          <table:table-cell table:number-columns-repeated="2"/>
          <table:table-cell table:style-name="ce48" office:value-type="string" calcext:value-type="string">
            <text:p><text:span text:style-name="T4">Analysis the behaviour.</text:span></text:p>
            <text:p><text:span text:style-name="T4"> - Empty lines count as skipped, error or warning? </text:span></text:p>
            <text:p><text:span text:style-name="T4"> - The process goes to the end or stops ate first wrong line?</text:span></text:p>
            <text:p><text:span text:style-name="T4">- What is the result line?</text:span>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Test an empty file.</text:p>
          </table:table-cell>
          <table:table-cell table:style-name="ce17" table:content-validation-name="val1" office:value-type="string" calcext:value-type="string">
            <text:p>Analysis</text:p>
          </table:table-cell>
          <table:table-cell table:number-columns-repeated="2"/>
          <table:table-cell table:style-name="ce48" office:value-type="string" calcext:value-type="string">
            <text:p><text:span text:style-name="T4">Analysis the behaviour.</text:span></text:p>
            <text:p><text:span text:style-name="T4">- What is the result line?</text:span></text:p>
          </table:table-cell>
          <table:table-cell table:number-columns-repeated="10"/>
        </table:table-row>
        <table:table-row table:style-name="ro7">
          <table:table-cell/>
          <table:table-cell table:style-name="ce17" table:content-validation-name="val1"/>
          <table:table-cell table:number-columns-repeated="2"/>
          <table:table-cell table:style-name="ce48"/>
          <table:table-cell table:number-columns-repeated="10"/>
        </table:table-row>
        <table:table-row table:style-name="ro2">
          <table:table-cell table:style-name="ce2" office:value-type="string" calcext:value-type="string">
            <text:p>Scenario</text:p>
          </table:table-cell>
          <table:table-cell table:style-name="ce15" office:value-type="string" calcext:value-type="string">
            <text:p>Type</text:p>
          </table:table-cell>
          <table:table-cell table:style-name="ce2" office:value-type="string" calcext:value-type="string">
            <text:p>Resources</text:p>
          </table:table-cell>
          <table:table-cell table:style-name="ce2" office:value-type="string" calcext:value-type="string">
            <text:p>Steps</text:p>
          </table:table-cell>
          <table:table-cell table:style-name="ce49" office:value-type="string" calcext:value-type="string">
            <text:p>Expected results</text:p>
          </table:table-cell>
          <table:table-cell table:style-name="ce2" office:value-type="string" calcext:value-type="string">
            <text:p>Result Note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ONSTRAINT</text:p>
          </table:table-cell>
          <table:table-cell table:style-name="ce19"/>
          <table:table-cell table:style-name="ce42" table:number-columns-repeated="2"/>
          <table:table-cell table:style-name="ce50"/>
          <table:table-cell table:style-name="ce42"/>
          <table:table-cell table:number-columns-repeated="9"/>
        </table:table-row>
        <table:table-row table:style-name="ro8">
          <table:table-cell office:value-type="string" calcext:value-type="string">
            <text:p>Test the <text:span text:style-name="T1">constraint</text:span>. The file contains 15 rows from which 4 rows with same:</text:p>
            <text:p><text:span text:style-name="T2">- sender_address</text:span></text:p>
            <text:p><text:span text:style-name="T2">- recipient_address</text:span></text:p>
            <text:p><text:span text:style-name="T2">- sent_time_stamp</text:span></text:p>
            <text:p><text:span text:style-name="T2">By the end of the process, the usage table must have all the rows present in the file.</text:span></text:p>
          </table:table-cell>
          <table:table-cell table:style-name="ce20" table:content-validation-name="val1"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Database must contain 15 rows:</text:p>
            <text:p>Total of distinct rows: 11</text:p>
            <text:p>Total of rows with same sender, reciver and timestamp: 5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Test loading 2 CSV files. File A has 10 rows. File B has 25 rows from which, 10 are same from file A. This scenario tests how constraint deal with the intersection between two files. File A is all contained in file B. The load process <text:span text:style-name="T1">MUST</text:span><text:span text:style-name="T3"> ignore the 10 rows in file B that are present in file A</text:span></text:p>
          </table:table-cell>
          <table:table-cell table:style-name="ce17" table:content-validation-name="val1" office:value-type="string" calcext:value-type="string">
            <text:p>Success</text:p>
          </table:table-cell>
          <table:table-cell table:number-columns-repeated="2"/>
          <table:table-cell table:style-name="ce48" office:value-type="string" calcext:value-type="string">
            <text:p><text:span text:style-name="T4">Database must contain 25 rows:</text:span></text:p>
            <text:p><text:span text:style-name="T4">- Total of rows with Job ID linked to file A: 10.</text:span></text:p>
            <text:p><text:span text:style-name="T4">- Total of rows with Job ID linked to file B: 15.</text:span></text:p>
          </table:table-cell>
          <table:table-cell table:number-columns-repeated="10"/>
        </table:table-row>
        <table:table-row table:style-name="ro2">
          <table:table-cell table:style-name="Default"/>
          <table:table-cell table:style-name="ce21"/>
          <table:table-cell table:style-name="Default" table:number-columns-repeated="4"/>
          <table:table-cell table:number-columns-repeated="9"/>
        </table:table-row>
        <table:table-row table:style-name="ro10">
          <table:table-cell table:style-name="ce5"/>
          <table:table-cell table:style-name="ce17" table:content-validation-name="val1"/>
          <table:table-cell table:number-columns-repeated="13"/>
        </table:table-row>
        <table:table-row table:style-name="ro2">
          <table:table-cell table:style-name="ce2" office:value-type="string" calcext:value-type="string">
            <text:p>Scenario</text:p>
          </table:table-cell>
          <table:table-cell table:style-name="ce15" office:value-type="string" calcext:value-type="string">
            <text:p>Type</text:p>
          </table:table-cell>
          <table:table-cell table:style-name="ce2" office:value-type="string" calcext:value-type="string">
            <text:p>Resources</text:p>
          </table:table-cell>
          <table:table-cell table:style-name="ce2" office:value-type="string" calcext:value-type="string">
            <text:p>Steps</text:p>
          </table:table-cell>
          <table:table-cell table:style-name="ce49" office:value-type="string" calcext:value-type="string">
            <text:p>Expected results</text:p>
          </table:table-cell>
          <table:table-cell table:style-name="ce2" office:value-type="string" calcext:value-type="string">
            <text:p>Result Note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REPROCESS FILE</text:p>
          </table:table-cell>
          <table:table-cell table:style-name="ce22"/>
          <table:table-cell table:style-name="ce42" table:number-columns-repeated="2"/>
          <table:table-cell table:style-name="ce50"/>
          <table:table-cell table:style-name="ce42"/>
          <table:table-cell table:number-columns-repeated="9"/>
        </table:table-row>
        <table:table-row table:style-name="ro11">
          <table:table-cell table:style-name="ce5" office:value-type="string" calcext:value-type="string">
            <text:p><text:span text:style-name="T4">Try to reprocess same file. This test aims to check if the proposed </text:span><text:span text:style-name="T5">constraint</text:span><text:span text:style-name="T4"> works as expected. File contains 15 rows</text:span></text:p>
          </table:table-cell>
          <table:table-cell table:style-name="ce23" table:content-validation-name="val1"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After first import:</text:p>
            <text:p>- 15 rows</text:p>
            <text:p><text:span text:style-name="T2">After reprocess import:</text:span></text:p>
            <text:p><text:span text:style-name="T2">- 15 rows</text:span></text:p>
          </table:table-cell>
          <table:table-cell table:number-columns-repeated="10"/>
        </table:table-row>
        <table:table-row table:style-name="ro12">
          <table:table-cell table:style-name="ce5" office:value-type="string" calcext:value-type="string">
            <text:p>Test loading 2 CSV files, delete first and reprocess second. File A has 10 rows. File B has 25 rows from which, 10 are same from file A. This scenario tests reprocess of file after manual intervention. Job related to file A will be deleted and File B will be reprocessed.</text:p>
            <text:p/>
            <text:p>Obs. We have 2 approachs to deal with reprocess. If reprocessing a file we can either:</text:p>
            <text:p> - Start a new job importing the file and skip duplicates</text:p>
            <text:p> - Delete previous job process for that file and load all rows under the new job process.</text:p>
          </table:table-cell>
          <table:table-cell table:style-name="ce17" table:content-validation-name="val1" office:value-type="string" calcext:value-type="string">
            <text:p>Success</text:p>
          </table:table-cell>
          <table:table-cell table:number-columns-repeated="2"/>
          <table:table-cell office:value-type="string" calcext:value-type="string">
            <text:p>After import file A:</text:p>
            <text:p>10 rows</text:p>
            <text:p>After import file B:</text:p>
            <text:p>25 rows</text:p>
            <text:p>After delete file A job:</text:p>
            <text:p>15 rows</text:p>
            <text:p>After reprocess file B:</text:p>
            <text:p>25 rows</text:p>
          </table:table-cell>
          <table:table-cell table:number-columns-repeated="10"/>
        </table:table-row>
        <table:table-row table:style-name="ro10" table:number-rows-repeated="7">
          <table:table-cell/>
          <table:table-cell table:style-name="ce17" table:content-validation-name="val1"/>
          <table:table-cell table:number-columns-repeated="13"/>
        </table:table-row>
        <table:table-row table:style-name="ro2">
          <table:table-cell table:style-name="ce2" office:value-type="string" calcext:value-type="string">
            <text:p>Scenario</text:p>
          </table:table-cell>
          <table:table-cell table:style-name="ce15" office:value-type="string" calcext:value-type="string">
            <text:p>Type</text:p>
          </table:table-cell>
          <table:table-cell table:style-name="ce2" office:value-type="string" calcext:value-type="string">
            <text:p>Resources</text:p>
          </table:table-cell>
          <table:table-cell table:style-name="ce2" office:value-type="string" calcext:value-type="string">
            <text:p>Steps</text:p>
          </table:table-cell>
          <table:table-cell table:style-name="ce49" office:value-type="string" calcext:value-type="string">
            <text:p>Expected results</text:p>
          </table:table-cell>
          <table:table-cell table:style-name="ce2" office:value-type="string" calcext:value-type="string">
            <text:p>Result Note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PERFORMANCE</text:p>
          </table:table-cell>
          <table:table-cell table:style-name="ce24"/>
          <table:table-cell table:style-name="ce42" table:number-columns-repeated="2"/>
          <table:table-cell table:style-name="ce50"/>
          <table:table-cell table:style-name="ce42"/>
          <table:table-cell table:number-columns-repeated="9"/>
        </table:table-row>
        <table:table-row table:style-name="ro13">
          <table:table-cell office:value-type="string" calcext:value-type="string">
            <text:p>Test loading big file using <text:span text:style-name="T1">LOAD DATA INFILE / MYSQLIMPORT</text:span></text:p>
          </table:table-cell>
          <table:table-cell table:style-name="ce17" table:content-validation-name="val1" office:value-type="string" calcext:value-type="string">
            <text:p>Analysis</text:p>
          </table:table-cell>
          <table:table-cell table:number-columns-repeated="13"/>
        </table:table-row>
        <table:table-row table:style-name="ro14">
          <table:table-cell table:style-name="ce5" office:value-type="string" calcext:value-type="string">
            <text:p><text:span text:style-name="T4">Test loading big file using </text:span><text:span text:style-name="T5">GO tool</text:span></text:p>
          </table:table-cell>
          <table:table-cell table:style-name="ce17" table:content-validation-name="val1" office:value-type="string" calcext:value-type="string">
            <text:p>Analysis</text:p>
          </table:table-cell>
          <table:table-cell table:number-columns-repeated="13"/>
        </table:table-row>
        <table:table-row table:style-name="ro14">
          <table:table-cell table:style-name="ce5" office:value-type="string" calcext:value-type="string">
            <text:p><text:span text:style-name="T4">Test loading big file using </text:span><text:span text:style-name="T5">Java tool</text:span></text:p>
          </table:table-cell>
          <table:table-cell table:style-name="ce17" table:content-validation-name="val1" office:value-type="string" calcext:value-type="string">
            <text:p>Analysis</text:p>
          </table:table-cell>
          <table:table-cell table:number-columns-repeated="13"/>
        </table:table-row>
        <table:table-row table:style-name="ro10">
          <table:table-cell/>
          <table:table-cell table:style-name="ce17" table:content-validation-name="val1"/>
          <table:table-cell table:number-columns-repeated="13"/>
        </table:table-row>
        <table:table-row table:style-name="ro2">
          <table:table-cell table:style-name="ce2" office:value-type="string" calcext:value-type="string">
            <text:p>Scenario</text:p>
          </table:table-cell>
          <table:table-cell table:style-name="ce15" office:value-type="string" calcext:value-type="string">
            <text:p>Type</text:p>
          </table:table-cell>
          <table:table-cell table:style-name="ce2" office:value-type="string" calcext:value-type="string">
            <text:p>Resources</text:p>
          </table:table-cell>
          <table:table-cell table:style-name="ce2" office:value-type="string" calcext:value-type="string">
            <text:p>Steps</text:p>
          </table:table-cell>
          <table:table-cell table:style-name="ce49" office:value-type="string" calcext:value-type="string">
            <text:p>Expected results</text:p>
          </table:table-cell>
          <table:table-cell table:style-name="ce2" office:value-type="string" calcext:value-type="string">
            <text:p>Result Note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VARIANCE SCENARIOS</text:p>
          </table:table-cell>
          <table:table-cell table:style-name="ce25"/>
          <table:table-cell table:style-name="ce42" table:number-columns-repeated="2"/>
          <table:table-cell table:style-name="ce50"/>
          <table:table-cell table:style-name="ce42"/>
          <table:table-cell table:number-columns-repeated="9"/>
        </table:table-row>
        <table:table-row table:style-name="ro13">
          <table:table-cell office:value-type="string" calcext:value-type="string">
            <text:p>Span Scnario. Total of 15 spans. 5 in first file, 10 in second file.</text:p>
          </table:table-cell>
          <table:table-cell table:style-name="ce17" table:content-validation-name="val1"/>
          <table:table-cell table:number-columns-repeated="13"/>
        </table:table-row>
        <table:table-row table:style-name="ro15">
          <table:table-cell office:value-type="string" calcext:value-type="string">
            <text:p>Execution by range parameters. In this scenario, the import process will relate all rows in a file to a specifc period. If other import process is executed with same period, previous rows must be excluded.</text:p>
          </table:table-cell>
          <table:table-cell table:style-name="ce17" table:content-validation-name="val1"/>
          <table:table-cell table:number-columns-repeated="13"/>
        </table:table-row>
        <table:table-row table:style-name="ro16">
          <table:table-cell office:value-type="string" calcext:value-type="string">
            <text:p>What happens if range of date is not the same but has a intersection? For example, from 1 to 15 and from 10 to 20.</text:p>
          </table:table-cell>
          <table:table-cell table:style-name="ce17" table:content-validation-name="val1" office:value-type="string" calcext:value-type="string">
            <text:p>Success</text:p>
          </table:table-cell>
          <table:table-cell table:number-columns-repeated="13"/>
        </table:table-row>
        <table:table-row table:style-name="ro10" table:number-rows-repeated="2">
          <table:table-cell/>
          <table:table-cell table:style-name="ce17" table:content-validation-name="val1"/>
          <table:table-cell table:number-columns-repeated="13"/>
        </table:table-row>
        <table:table-row table:style-name="ro13">
          <table:table-cell office:value-type="string" calcext:value-type="string">
            <text:p>What if we want to reprocess a period due some problem with previous file?</text:p>
          </table:table-cell>
          <table:table-cell table:style-name="ce17" table:content-validation-name="val1"/>
          <table:table-cell table:number-columns-repeated="13"/>
        </table:table-row>
        <table:table-row table:style-name="ro14">
          <table:table-cell office:value-type="string" calcext:value-type="string">
            <text:p>How to ensure minimun of data integrity?</text:p>
          </table:table-cell>
          <table:table-cell table:style-name="ce17" table:content-validation-name="val1"/>
          <table:table-cell table:number-columns-repeated="13"/>
        </table:table-row>
        <table:table-row table:style-name="ro14">
          <table:table-cell office:value-type="string" calcext:value-type="string">
            <text:p>Manual interventions for fix problems.</text:p>
          </table:table-cell>
          <table:table-cell table:style-name="ce17" table:content-validation-name="val1"/>
          <table:table-cell table:number-columns-repeated="13"/>
        </table:table-row>
        <table:table-row table:style-name="ro14">
          <table:table-cell office:value-type="string" calcext:value-type="string">
            <text:p>Overlaping ranges</text:p>
          </table:table-cell>
          <table:table-cell table:style-name="ce17" table:content-validation-name="val1"/>
          <table:table-cell table:number-columns-repeated="13"/>
        </table:table-row>
        <table:table-row table:style-name="ro14">
          <table:table-cell office:value-type="string" calcext:value-type="string">
            <text:p>Logical delete VS real deleting</text:p>
          </table:table-cell>
          <table:table-cell table:style-name="ce17" table:content-validation-name="val1"/>
          <table:table-cell table:style-name="Default"/>
          <table:table-cell table:number-columns-repeated="12"/>
        </table:table-row>
        <table:table-row table:style-name="ro10">
          <table:table-cell/>
          <table:table-cell table:style-name="ce17" table:content-validation-name="val1"/>
          <table:table-cell table:number-columns-repeated="13"/>
        </table:table-row>
        <table:table-row table:style-name="ro10">
          <table:table-cell/>
          <table:table-cell table:style-name="ce17" table:content-validation-name="val1"/>
          <table:table-cell table:style-name="Default"/>
          <table:table-cell table:number-columns-repeated="12"/>
        </table:table-row>
        <table:table-row table:style-name="ro10">
          <table:table-cell/>
          <table:table-cell table:style-name="ce17" table:content-validation-name="val1"/>
          <table:table-cell table:number-columns-repeated="13"/>
        </table:table-row>
        <table:table-row table:style-name="ro14">
          <table:table-cell table:style-name="ce6" office:value-type="string" calcext:value-type="string">
            <text:p>PROBLEMS WITH LOAD DATA INFILE</text:p>
          </table:table-cell>
          <table:table-cell table:style-name="Default" table:content-validation-name="val2"/>
          <table:table-cell table:number-columns-repeated="13"/>
        </table:table-row>
        <table:table-row table:style-name="ro17">
          <table:table-cell office:value-type="string" calcext:value-type="string">
            <text:p>Execute LOAD DATA INFILE to a MySQL instance inside Docker container from the host machine with a regular user (insert, upload permissions) either with a root user (all permissions)</text:p>
          </table:table-cell>
          <table:table-cell table:style-name="ce26" table:content-validation-name="val2" office:value-type="string" calcext:value-type="string" table:number-columns-spanned="3" table:number-rows-spanned="1">
            <text:p>ERROR 1045 (28000): Access denied for user 'root'@'%' (using password: YES)</text:p>
            <text:p>-I tried to fix by: Add LOCAL option to the command: LOAD DATA LOCAL INFILE</text:p>
            <text:p>    - Did not work. ERROR 1148 (42000): The used command is not allowed with this MySQL version</text:p>
            <text:p/>
            <text:p>-I tried to add –local-infile for fix ERROR 1148. Did not work. Keep getting ERROR 1148.</text:p>
            <text:p/>
            <text:p>-I tried to change my</text:p>
            <text:p/>
          </table:table-cell>
          <table:covered-table-cell table:number-columns-repeated="2"/>
          <table:table-cell table:number-columns-repeated="11"/>
        </table:table-row>
        <table:table-row table:style-name="ro18">
          <table:table-cell office:value-type="string" calcext:value-type="string">
            <text:p><text:s/>The used command is not allowed with this MySQL version</text:p>
          </table:table-cell>
          <table:table-cell table:style-name="ce26" table:content-validation-name="val2" office:value-type="string" calcext:value-type="string" table:number-columns-spanned="3" table:number-rows-spanned="1">
            <text:p>Tried some configs that I found on StackOverflow. I was not able to execute the command. The only way I was able to run LOAD DATA INFILE was inside the container and with root user. I need to figure out which permission user must have to execute it.</text:p>
          </table:table-cell>
          <table:covered-table-cell table:number-columns-repeated="2"/>
          <table:table-cell table:number-columns-repeated="11"/>
        </table:table-row>
        <table:table-row table:style-name="ro19">
          <table:table-cell/>
          <table:table-cell table:style-name="Default" table:content-validation-name="val2"/>
          <table:table-cell table:number-columns-repeated="13"/>
        </table:table-row>
        <table:table-row table:style-name="ro11">
          <table:table-cell office:value-type="string" calcext:value-type="string">
            <text:p>Result for 25 records</text:p>
          </table:table-cell>
          <table:table-cell table:style-name="ce26" table:content-validation-name="val2" office:value-type="string" calcext:value-type="string" table:number-columns-spanned="3" table:number-rows-spanned="1">
            <text:p>Query OK, 25 rows affected (0.07 sec)</text:p>
            <text:p>Records: 25  Deleted: 0  Skipped: 0  Warnings: 0</text:p>
            <text:p/>
            <text:p/>
          </table:table-cell>
          <table:covered-table-cell table:number-columns-repeated="2"/>
          <table:table-cell table:number-columns-repeated="11"/>
        </table:table-row>
        <table:table-row table:style-name="ro20">
          <table:table-cell office:value-type="string" calcext:value-type="string">
            <text:p>Result for 2 Milion records</text:p>
          </table:table-cell>
          <table:table-cell table:style-name="Default" table:content-validation-name="val2" office:value-type="string" calcext:value-type="string" table:number-columns-spanned="3" table:number-rows-spanned="1">
            <text:p>Query OK, 2000000 rows affected (47.88 sec)</text:p>
            <text:p><text:span text:style-name="T2">Records: 2000000  Deleted: 0  Skipped: 0  Warnings: 0</text:span></text:p>
          </table:table-cell>
          <table:covered-table-cell table:number-columns-repeated="2"/>
          <table:table-cell table:number-columns-repeated="11"/>
        </table:table-row>
        <table:table-row table:style-name="ro21">
          <table:table-cell office:value-type="string" calcext:value-type="string">
            <text:p><text:span text:style-name="T6">mysql&gt; delete from zix_usage;</text:span></text:p>
            <text:p><text:span text:style-name="T6">Query OK, 2000025 rows affected (1 min 42.04 sec)</text:span></text:p>
          </table:table-cell>
          <table:table-cell table:style-name="Default" table:content-validation-name="val2"/>
          <table:table-cell table:number-columns-repeated="13"/>
        </table:table-row>
        <table:table-row table:style-name="ro10">
          <table:table-cell/>
          <table:table-cell table:style-name="Default" table:content-validation-name="val2"/>
          <table:table-cell table:number-columns-repeated="13"/>
        </table:table-row>
        <table:table-row table:style-name="ro10">
          <table:table-cell/>
          <table:table-cell table:content-validation-name="val1"/>
          <table:table-cell table:number-columns-repeated="13"/>
        </table:table-row>
        <table:table-row table:style-name="ro22">
          <table:table-cell table:style-name="ce7" office:value-type="string" calcext:value-type="string">
            <text:p>No constraint and no index</text:p>
            <text:p>Select (*) from zix_usage; 0 rows</text:p>
          </table:table-cell>
          <table:table-cell table:style-name="ce28" table:content-validation-name="val3" office:value-type="string" calcext:value-type="string" table:number-columns-spanned="2" table:number-rows-spanned="1">
            <text:p>LOAD</text:p>
          </table:table-cell>
          <table:covered-table-cell table:style-name="ce44"/>
          <table:table-cell table:style-name="ce45" office:value-type="string" calcext:value-type="string">
            <text:p>Delete</text:p>
          </table:table-cell>
          <table:table-cell table:number-columns-repeated="11"/>
        </table:table-row>
        <table:table-row table:style-name="ro11">
          <table:table-cell office:value-type="string" calcext:value-type="string">
            <text:p>mock-zix-usage-5M.csv (5M rows)</text:p>
          </table:table-cell>
          <table:table-cell table:style-name="ce29" table:content-validation-name="val3" office:value-type="string" calcext:value-type="string" table:number-columns-spanned="2" table:number-rows-spanned="1">
            <text:p><text:span text:style-name="T4">Query OK, 5000000 rows affected (1 min 55.83 sec)</text:span></text:p>
            <text:p><text:span text:style-name="T4">Records: 5000000  Deleted: 0  Skipped: 0  Warnings: 0</text:span></text:p>
          </table:table-cell>
          <table:covered-table-cell/>
          <table:table-cell table:style-name="ce48" office:value-type="string" calcext:value-type="string">
            <text:p><text:span text:style-name="T4">Query OK, 5000000 rows affected (1 min 55.83 sec)</text:span></text:p>
            <text:p><text:span text:style-name="T4">Records: 5000000  Deleted: 0  Skipped: 0  Warnings: 0</text:span></text:p>
          </table:table-cell>
          <table:table-cell office:value-type="string" calcext:value-type="string" table:number-columns-spanned="1" table:number-rows-spanned="4">
            <text:p>Obs.  Following SQL commands/queries executed AFTER LOAD and DELETE actions, have became to slow. For example, after loading 5M rows with indexes (5 min approx.) and delete all (14 min approx.) a simple select count(*) from zix_usage took almost 2 min for an empty table.</text:p>
            <text:p/>
            <text:p>select count(*) from zix_usage;</text:p>
            <text:p>+----------+</text:p>
            <text:p>| count(*) |</text:p>
            <text:p>+----------+</text:p>
            <text:p>|        0 |</text:p>
            <text:p>+----------+</text:p>
            <text:p>1 row in set (1 min 46.54 sec)</text:p>
            <text:p/>
            <text:p>Maybe that is affecting tests results.</text:p>
          </table:table-cell>
          <table:table-cell table:number-columns-spanned="1" table:number-rows-spanned="4"/>
          <table:table-cell table:number-columns-repeated="9"/>
        </table:table-row>
        <table:table-row table:style-name="ro9">
          <table:table-cell table:style-name="ce8" office:value-type="string" calcext:value-type="string">
            <text:p><text:span text:style-name="T4">Index for columns:</text:span></text:p>
            <text:p><text:span text:style-name="T4">sender_address</text:span></text:p>
            <text:p><text:span text:style-name="T4">recipient_address</text:span></text:p>
            <text:p><text:span text:style-name="T4">sent_time_stamp</text:span></text:p>
            <text:p><text:span text:style-name="T4">job_id</text:span></text:p>
            <text:p><text:span text:style-name="T4">Select (*) from zix_usage; 0 rows</text:span></text:p>
          </table:table-cell>
          <table:table-cell table:style-name="ce30" table:content-validation-name="val3" office:value-type="string" calcext:value-type="string" table:number-columns-spanned="2" table:number-rows-spanned="1">
            <text:p>LOAD</text:p>
          </table:table-cell>
          <table:covered-table-cell table:style-name="ce45"/>
          <table:table-cell table:style-name="ce45" office:value-type="string" calcext:value-type="string">
            <text:p>Delete</text:p>
          </table:table-cell>
          <table:covered-table-cell table:number-columns-repeated="2"/>
          <table:table-cell table:number-columns-repeated="9"/>
        </table:table-row>
        <table:table-row table:style-name="ro23">
          <table:table-cell table:style-name="ce9" office:value-type="string" calcext:value-type="string">
            <text:p>mock-zix-usage-5M.csv (5M rows)</text:p>
          </table:table-cell>
          <table:table-cell table:style-name="ce31" table:content-validation-name="val3" office:value-type="string" calcext:value-type="string" table:number-columns-spanned="2" table:number-rows-spanned="1">
            <text:p>Query OK, 5000000 rows affected (5 min 11.52 sec)</text:p>
            <text:p>Records: 5000000  Deleted: 0  Skipped: 0  Warnings: 0</text:p>
            <text:p/>
          </table:table-cell>
          <table:covered-table-cell/>
          <table:table-cell office:value-type="string" calcext:value-type="string">
            <text:p>delete from zix_usage;</text:p>
            <text:p>Query OK, 5000000 rows affected (14 min 0.72 sec)</text:p>
            <text:p/>
          </table:table-cell>
          <table:covered-table-cell table:number-columns-repeated="2"/>
          <table:table-cell table:number-columns-repeated="9"/>
        </table:table-row>
        <table:table-row table:style-name="ro24">
          <table:table-cell table:style-name="ce8" office:value-type="string" calcext:value-type="string">
            <text:p><text:span text:style-name="T4">Constraint test (TRIGGER)</text:span></text:p>
            <text:p><text:span text:style-name="T4">Index for columns:</text:span></text:p>
            <text:p><text:span text:style-name="T4">sender_address</text:span></text:p>
            <text:p><text:span text:style-name="T4">recipient_address</text:span></text:p>
            <text:p><text:span text:style-name="T4">sent_time_stamp</text:span></text:p>
            <text:p><text:span text:style-name="T4">job_id</text:span></text:p>
            <text:p><text:span text:style-name="T4">Select (*) from zix_usage; 0 rows</text:span></text:p>
          </table:table-cell>
          <table:table-cell table:style-name="ce32" table:content-validation-name="val3" office:value-type="string" calcext:value-type="string" table:number-columns-spanned="2" table:number-rows-spanned="1">
            <text:p>LOAD</text:p>
          </table:table-cell>
          <table:covered-table-cell table:style-name="ce44"/>
          <table:table-cell table:style-name="ce44" office:value-type="string" calcext:value-type="string">
            <text:p>Delete</text:p>
          </table:table-cell>
          <table:covered-table-cell table:number-columns-repeated="2"/>
          <table:table-cell table:number-columns-repeated="9"/>
        </table:table-row>
        <table:table-row table:style-name="ro25">
          <table:table-cell table:style-name="ce10" office:value-type="string" calcext:value-type="string">
            <text:p>mock-zix-usage-5M.csv (5M rows)</text:p>
          </table:table-cell>
          <table:table-cell table:style-name="ce33" table:content-validation-name="val3" office:value-type="string" calcext:value-type="string">
            <text:p>Impractical. More the 1h30min</text:p>
          </table:table-cell>
          <table:table-cell table:style-name="ce46" table:number-columns-repeated="2"/>
          <table:table-cell table:number-columns-repeated="11"/>
        </table:table-row>
        <table:table-row table:style-name="ro10" table:number-rows-repeated="3">
          <table:table-cell/>
          <table:table-cell table:style-name="ce34" table:content-validation-name="val3"/>
          <table:table-cell table:number-columns-repeated="13"/>
        </table:table-row>
        <table:table-row table:style-name="ro10" table:number-rows-repeated="37">
          <table:table-cell/>
          <table:table-cell table:content-validation-name="val1"/>
          <table:table-cell table:number-columns-repeated="13"/>
        </table:table-row>
        <table:table-row table:style-name="ro10" table:number-rows-repeated="2">
          <table:table-cell table:style-name="ce11"/>
          <table:table-cell table:style-name="ce35" table:content-validation-name="val1"/>
          <table:table-cell table:style-name="ce12" table:number-columns-repeated="3"/>
          <table:table-cell table:number-columns-repeated="10"/>
        </table:table-row>
        <table:table-row table:style-name="ro10" table:number-rows-repeated="17">
          <table:table-cell table:style-name="ce11"/>
          <table:table-cell table:style-name="ce36" table:content-validation-name="val1"/>
          <table:table-cell table:style-name="ce12" table:number-columns-repeated="3"/>
          <table:table-cell table:number-columns-repeated="10"/>
        </table:table-row>
        <table:table-row table:style-name="ro2" table:number-rows-repeated="4">
          <table:table-cell table:style-name="ce12"/>
          <table:table-cell table:style-name="ce36" table:content-validation-name="val1"/>
          <table:table-cell table:style-name="ce12" table:number-columns-repeated="3"/>
          <table:table-cell table:number-columns-repeated="10"/>
        </table:table-row>
        <table:table-row table:style-name="ro2">
          <table:table-cell table:style-name="ce13"/>
          <table:table-cell table:style-name="ce37" table:content-validation-name="val1"/>
          <table:table-cell table:style-name="ce13" table:number-columns-repeated="3"/>
          <table:table-cell table:number-columns-repeated="10"/>
        </table:table-row>
        <table:table-row table:style-name="ro2" table:number-rows-repeated="13">
          <table:table-cell table:style-name="ce13"/>
          <table:table-cell table:style-name="ce38" table:content-validation-name="val4"/>
          <table:table-cell table:style-name="ce13" table:number-columns-repeated="3"/>
          <table:table-cell table:number-columns-repeated="10"/>
        </table:table-row>
        <table:table-row table:style-name="ro2" table:number-rows-repeated="28">
          <table:table-cell table:style-name="ce13"/>
          <table:table-cell table:style-name="ce39"/>
          <table:table-cell table:style-name="ce13" table:number-columns-repeated="3"/>
          <table:table-cell table:number-columns-repeated="10"/>
        </table:table-row>
        <table:table-row table:style-name="ro2" table:number-rows-repeated="13">
          <table:table-cell table:style-name="Default"/>
          <table:table-cell table:style-name="ce40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Default"/>
          <table:table-cell table:style-name="ce40"/>
          <table:table-cell table:style-name="Default" table:number-columns-repeated="8"/>
          <table:table-cell table:number-columns-repeated="5"/>
        </table:table-row>
        <calcext:conditional-formats>
          <calcext:conditional-format calcext:target-range-address="'JOBID Constraint'.B65:'JOBID Constraint'.B107 'JOBID Constraint'.B10:'JOBID Constraint'.B12 'JOBID Constraint'.B22:'JOBID Constraint'.B29 'JOBID Constraint'.B32:'JOBID Constraint'.B35 'JOBID Constraint'.B6:'JOBID Constraint'.B8 'JOBID Constraint'.B18:'JOBID Constraint'.B18 'JOBID Constraint'.B16:'JOBID Constraint'.B16 'JOBID Constraint'.B38:'JOBID Constraint'.B50 'JOBID Constraint'.B59:'JOBID Constraint'.B60">
            <calcext:condition calcext:apply-style-name="Default" calcext:value="=sucess" calcext:base-cell-address="'JOBID Constraint'.B6"/>
          </calcext:conditional-format>
          <calcext:conditional-format calcext:target-range-address="'JOBID Constraint'.B14:'JOBID Constraint'.B15">
            <calcext:condition calcext:apply-style-name="Default" calcext:value="=sucess" calcext:base-cell-address="'JOBID Constraint'.B14"/>
          </calcext:conditional-format>
          <calcext:conditional-format calcext:target-range-address="'JOBID Constraint'.B31:'JOBID Constraint'.B31">
            <calcext:condition calcext:apply-style-name="Default" calcext:value="=sucess" calcext:base-cell-address="'JOBID Constraint'.B31"/>
          </calcext:conditional-format>
          <calcext:conditional-format calcext:target-range-address="'JOBID Constraint'.B37:'JOBID Constraint'.B37">
            <calcext:condition calcext:apply-style-name="Default" calcext:value="=sucess" calcext:base-cell-address="'JOBID Constraint'.B37"/>
          </calcext:conditional-format>
          <calcext:conditional-format calcext:target-range-address="'JOBID Constraint'.B9:'JOBID Constraint'.B9">
            <calcext:condition calcext:apply-style-name="Default" calcext:value="=sucess" calcext:base-cell-address="'JOBID Constraint'.B9"/>
          </calcext:conditional-format>
          <calcext:conditional-format calcext:target-range-address="'JOBID Constraint'.B20:'JOBID Constraint'.B20">
            <calcext:condition calcext:apply-style-name="Default" calcext:value="=sucess" calcext:base-cell-address="'JOBID Constraint'.B20"/>
          </calcext:conditional-format>
          <calcext:conditional-format calcext:target-range-address="'JOBID Constraint'.B21:'JOBID Constraint'.B21">
            <calcext:condition calcext:apply-style-name="Default" calcext:value="=sucess" calcext:base-cell-address="'JOBID Constraint'.B21"/>
          </calcext:conditional-format>
          <calcext:conditional-format calcext:target-range-address="'JOBID Constraint'.B65:'JOBID Constraint'.B184 'JOBID Constraint'.B4:'JOBID Constraint'.B50 'JOBID Constraint'.B59:'JOBID Constraint'.B60">
            <calcext:condition calcext:apply-style-name="Heading" calcext:value="=success" calcext:base-cell-address="'JOBID Constraint'.B4"/>
          </calcext:conditional-format>
          <calcext:conditional-format calcext:target-range-address="'JOBID Constraint'.B4:'JOBID Constraint'.B50">
            <calcext:condition calcext:apply-style-name="Untitled1" calcext:value="=success" calcext:base-cell-address="'JOBID Constraint'.B4"/>
            <calcext:condition calcext:apply-style-name="Untitled2" calcext:value="=analysis" calcext:base-cell-address="'JOBID Constraint'.B4"/>
          </calcext:conditional-format>
          <calcext:conditional-format calcext:target-range-address="'JOBID Constraint'.B63:'JOBID Constraint'.B63">
            <calcext:condition calcext:apply-style-name="Default" calcext:value="=sucess" calcext:base-cell-address="'JOBID Constraint'.B63"/>
          </calcext:conditional-format>
          <calcext:conditional-format calcext:target-range-address="'JOBID Constraint'.B63:'JOBID Constraint'.B63">
            <calcext:condition calcext:apply-style-name="Heading" calcext:value="=success" calcext:base-cell-address="'JOBID Constraint'.B63"/>
          </calcext:conditional-format>
          <calcext:conditional-format calcext:target-range-address="'JOBID Constraint'.B61:'JOBID Constraint'.B61">
            <calcext:condition calcext:apply-style-name="Default" calcext:value="=sucess" calcext:base-cell-address="'JOBID Constraint'.B61"/>
          </calcext:conditional-format>
          <calcext:conditional-format calcext:target-range-address="'JOBID Constraint'.B61:'JOBID Constraint'.B61">
            <calcext:condition calcext:apply-style-name="Heading" calcext:value="=success" calcext:base-cell-address="'JOBID Constraint'.B61"/>
          </calcext:conditional-format>
          <calcext:conditional-format calcext:target-range-address="'JOBID Constraint'.B62:'JOBID Constraint'.B62">
            <calcext:condition calcext:apply-style-name="Default" calcext:value="=sucess" calcext:base-cell-address="'JOBID Constraint'.B62"/>
          </calcext:conditional-format>
          <calcext:conditional-format calcext:target-range-address="'JOBID Constraint'.B62:'JOBID Constraint'.B62">
            <calcext:condition calcext:apply-style-name="Heading" calcext:value="=success" calcext:base-cell-address="'JOBID Constraint'.B62"/>
          </calcext:conditional-format>
          <calcext:conditional-format calcext:target-range-address="'JOBID Constraint'.B64:'JOBID Constraint'.B64">
            <calcext:condition calcext:apply-style-name="Default" calcext:value="=sucess" calcext:base-cell-address="'JOBID Constraint'.B64"/>
          </calcext:conditional-format>
          <calcext:conditional-format calcext:target-range-address="'JOBID Constraint'.B64:'JOBID Constraint'.B64">
            <calcext:condition calcext:apply-style-name="Heading" calcext:value="=success" calcext:base-cell-address="'JOBID Constraint'.B64"/>
          </calcext:conditional-format>
        </calcext:conditional-formats>
      </table:table>
      <table:table table:name="Range Constraint" table:style-name="ta1">
        <table:table-column table:style-name="co7" table:default-cell-style-name="Default"/>
        <table:table-row table:style-name="ro2">
          <table:table-cell/>
        </table:table-row>
      </table:table>
      <table:table table:name="Duplication Scenarios ZIX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51" office:value-type="string" calcext:value-type="string">
            <text:p><text:s/>SCENARIO 1</text:p>
          </table:table-cell>
          <table:table-cell table:style-name="ce51"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2" office:value-type="string" calcext:value-type="string">
            <text:p>FILE A</text:p>
          </table:table-cell>
          <table:table-cell office:value-type="string" calcext:value-type="string">
            <text:p>FROM Oct 1</text:p>
          </table:table-cell>
          <table:table-cell office:value-type="string" calcext:value-type="string">
            <text:p>TO Oct 15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senderAddress</text:p>
          </table:table-cell>
          <table:table-cell table:style-name="ce53" office:value-type="string" calcext:value-type="string">
            <text:p>recipientAddress</text:p>
          </table:table-cell>
          <table:table-cell table:style-name="ce53" office:value-type="string" calcext:value-type="string">
            <text:p>sentTimestamp</text:p>
          </table:table-cell>
          <table:table-cell table:style-name="ce53" office:value-type="string" calcext:value-type="string">
            <text:p>subject</text:p>
          </table:table-cell>
          <table:table-cell table:style-name="ce53" office:value-type="string" calcext:value-type="string">
            <text:p>policyTypes</text:p>
          </table:table-cell>
          <table:table-cell table:style-name="ce53" office:value-type="string" calcext:value-type="string">
            <text:p>policyNames</text:p>
          </table:table-cell>
          <table:table-cell table:style-name="ce53" office:value-type="string" calcext:value-type="string">
            <text:p>deliveryMethod</text:p>
          </table:table-cell>
        </table:table-row>
        <table:table-row table:style-name="ro2">
          <table:table-cell office:value-type="string" calcext:value-type="string">
            <text:p>sender1@sender1.com</text:p>
          </table:table-cell>
          <table:table-cell office:value-type="string" calcext:value-type="string">
            <text:p>receiver1@receiver1.com</text:p>
          </table:table-cell>
          <table:table-cell table:style-name="ce54" office:value-type="string" calcext:value-type="string">
            <text:p>12/10/2018 4:22</text:p>
          </table:table-cell>
          <table:table-cell office:value-type="string" calcext:value-type="string">
            <text:p>Hello 1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2@sender2.com</text:p>
          </table:table-cell>
          <table:table-cell office:value-type="string" calcext:value-type="string">
            <text:p>receiver2@receiver2.com</text:p>
          </table:table-cell>
          <table:table-cell office:value-type="string" calcext:value-type="string">
            <text:p>30/10/2018 2:23</text:p>
          </table:table-cell>
          <table:table-cell office:value-type="string" calcext:value-type="string">
            <text:p>Hello 2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3@sender3.com</text:p>
          </table:table-cell>
          <table:table-cell office:value-type="string" calcext:value-type="string">
            <text:p>receiver3@receiver3.com</text:p>
          </table:table-cell>
          <table:table-cell office:value-type="string" calcext:value-type="string">
            <text:p>26/10/2018 9:15</text:p>
          </table:table-cell>
          <table:table-cell office:value-type="string" calcext:value-type="string">
            <text:p>Hello 3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4@sender4.com</text:p>
          </table:table-cell>
          <table:table-cell office:value-type="string" calcext:value-type="string">
            <text:p>receiver4@receiver4.com</text:p>
          </table:table-cell>
          <table:table-cell table:style-name="ce54" office:value-type="string" calcext:value-type="string">
            <text:p>1/10/2018 3:1</text:p>
          </table:table-cell>
          <table:table-cell office:value-type="string" calcext:value-type="string">
            <text:p>Hello 4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2" office:value-type="string" calcext:value-type="string">
            <text:p>FILE B</text:p>
          </table:table-cell>
          <table:table-cell office:value-type="string" calcext:value-type="string">
            <text:p>FROM Oct 10</text:p>
          </table:table-cell>
          <table:table-cell office:value-type="string" calcext:value-type="string">
            <text:p>TO Oct 31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senderAddress</text:p>
          </table:table-cell>
          <table:table-cell table:style-name="ce53" office:value-type="string" calcext:value-type="string">
            <text:p>recipientAddress</text:p>
          </table:table-cell>
          <table:table-cell table:style-name="ce53" office:value-type="string" calcext:value-type="string">
            <text:p>sentTimestamp</text:p>
          </table:table-cell>
          <table:table-cell table:style-name="ce53" office:value-type="string" calcext:value-type="string">
            <text:p>subject</text:p>
          </table:table-cell>
          <table:table-cell table:style-name="ce53" office:value-type="string" calcext:value-type="string">
            <text:p>policyTypes</text:p>
          </table:table-cell>
          <table:table-cell table:style-name="ce53" office:value-type="string" calcext:value-type="string">
            <text:p>policyNames</text:p>
          </table:table-cell>
          <table:table-cell table:style-name="ce53" office:value-type="string" calcext:value-type="string">
            <text:p>deliveryMethod</text:p>
          </table:table-cell>
        </table:table-row>
        <table:table-row table:style-name="ro2">
          <table:table-cell office:value-type="string" calcext:value-type="string">
            <text:p>sender1@sender1.com</text:p>
          </table:table-cell>
          <table:table-cell office:value-type="string" calcext:value-type="string">
            <text:p>receiver1@receiver1.com</text:p>
          </table:table-cell>
          <table:table-cell table:style-name="ce54" office:value-type="string" calcext:value-type="string">
            <text:p>12/10/2018 4:22</text:p>
          </table:table-cell>
          <table:table-cell office:value-type="string" calcext:value-type="string">
            <text:p>Hello 1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2@sender2.com</text:p>
          </table:table-cell>
          <table:table-cell office:value-type="string" calcext:value-type="string">
            <text:p>receiver2@receiver2.com</text:p>
          </table:table-cell>
          <table:table-cell office:value-type="string" calcext:value-type="string">
            <text:p>30/10/2018 2:23</text:p>
          </table:table-cell>
          <table:table-cell office:value-type="string" calcext:value-type="string">
            <text:p>Hello 2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3@sender3.com</text:p>
          </table:table-cell>
          <table:table-cell office:value-type="string" calcext:value-type="string">
            <text:p>receiver3@receiver3.com</text:p>
          </table:table-cell>
          <table:table-cell office:value-type="string" calcext:value-type="string">
            <text:p>26/10/2018 9:15</text:p>
          </table:table-cell>
          <table:table-cell office:value-type="string" calcext:value-type="string">
            <text:p>Hello 3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4@sender4.com</text:p>
          </table:table-cell>
          <table:table-cell office:value-type="string" calcext:value-type="string">
            <text:p>receiver4@receiver4.com</text:p>
          </table:table-cell>
          <table:table-cell table:style-name="ce54" office:value-type="string" calcext:value-type="string">
            <text:p>1/10/2018 3:1</text:p>
          </table:table-cell>
          <table:table-cell office:value-type="string" calcext:value-type="string">
            <text:p>Hello 4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6@sender6.com</text:p>
          </table:table-cell>
          <table:table-cell office:value-type="string" calcext:value-type="string">
            <text:p>receiver6@receiver6.com</text:p>
          </table:table-cell>
          <table:table-cell office:value-type="string" calcext:value-type="string">
            <text:p>15/10/2018 4:34</text:p>
          </table:table-cell>
          <table:table-cell office:value-type="string" calcext:value-type="string">
            <text:p>Hello 6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7@sender7.com</text:p>
          </table:table-cell>
          <table:table-cell office:value-type="string" calcext:value-type="string">
            <text:p>receiver7@receiver7.com</text:p>
          </table:table-cell>
          <table:table-cell office:value-type="string" calcext:value-type="string">
            <text:p>18/10/2018 3:36</text:p>
          </table:table-cell>
          <table:table-cell office:value-type="string" calcext:value-type="string">
            <text:p>Hello 7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8@sender8.com</text:p>
          </table:table-cell>
          <table:table-cell office:value-type="string" calcext:value-type="string">
            <text:p>receiver8@receiver8.com</text:p>
          </table:table-cell>
          <table:table-cell table:style-name="ce54" office:value-type="string" calcext:value-type="string">
            <text:p>7/10/2018 9:25</text:p>
          </table:table-cell>
          <table:table-cell office:value-type="string" calcext:value-type="string">
            <text:p>Hello 8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9@sender9.com</text:p>
          </table:table-cell>
          <table:table-cell office:value-type="string" calcext:value-type="string">
            <text:p>receiver9@receiver9.com</text:p>
          </table:table-cell>
          <table:table-cell office:value-type="string" calcext:value-type="string">
            <text:p>28/10/2018 8:21</text:p>
          </table:table-cell>
          <table:table-cell office:value-type="string" calcext:value-type="string">
            <text:p>Hello 9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0@sender10.com</text:p>
          </table:table-cell>
          <table:table-cell office:value-type="string" calcext:value-type="string">
            <text:p>receiver10@receiver10.com</text:p>
          </table:table-cell>
          <table:table-cell office:value-type="string" calcext:value-type="string">
            <text:p>29/10/2018 7:38</text:p>
          </table:table-cell>
          <table:table-cell office:value-type="string" calcext:value-type="string">
            <text:p>Hello 10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1@sender11.com</text:p>
          </table:table-cell>
          <table:table-cell office:value-type="string" calcext:value-type="string">
            <text:p>receiver11@receiver11.com</text:p>
          </table:table-cell>
          <table:table-cell table:style-name="ce54" office:value-type="string" calcext:value-type="string">
            <text:p>2/10/2018 1:4</text:p>
          </table:table-cell>
          <table:table-cell office:value-type="string" calcext:value-type="string">
            <text:p>Hello 11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2@sender12.com</text:p>
          </table:table-cell>
          <table:table-cell office:value-type="string" calcext:value-type="string">
            <text:p>receiver12@receiver12.com</text:p>
          </table:table-cell>
          <table:table-cell table:style-name="ce54" office:value-type="string" calcext:value-type="string">
            <text:p>12/10/2018 10:11</text:p>
          </table:table-cell>
          <table:table-cell office:value-type="string" calcext:value-type="string">
            <text:p>Hello 12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3@sender13.com</text:p>
          </table:table-cell>
          <table:table-cell office:value-type="string" calcext:value-type="string">
            <text:p>receiver13@receiver13.com</text:p>
          </table:table-cell>
          <table:table-cell office:value-type="string" calcext:value-type="string">
            <text:p>28/10/2018 8:15</text:p>
          </table:table-cell>
          <table:table-cell office:value-type="string" calcext:value-type="string">
            <text:p>Hello 13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4@sender14.com</text:p>
          </table:table-cell>
          <table:table-cell office:value-type="string" calcext:value-type="string">
            <text:p>receiver14@receiver14.com</text:p>
          </table:table-cell>
          <table:table-cell table:style-name="ce54" office:value-type="string" calcext:value-type="string">
            <text:p>7/10/2018 2:37</text:p>
          </table:table-cell>
          <table:table-cell office:value-type="string" calcext:value-type="string">
            <text:p>Hello 14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5@sender15.com</text:p>
          </table:table-cell>
          <table:table-cell office:value-type="string" calcext:value-type="string">
            <text:p>receiver15@receiver15.com</text:p>
          </table:table-cell>
          <table:table-cell table:style-name="ce54" office:value-type="string" calcext:value-type="string">
            <text:p>5/10/2018 4:38</text:p>
          </table:table-cell>
          <table:table-cell office:value-type="string" calcext:value-type="string">
            <text:p>Hello 1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6@sender16.com</text:p>
          </table:table-cell>
          <table:table-cell office:value-type="string" calcext:value-type="string">
            <text:p>receiver16@receiver16.com</text:p>
          </table:table-cell>
          <table:table-cell office:value-type="string" calcext:value-type="string">
            <text:p>28/10/2018 11:55</text:p>
          </table:table-cell>
          <table:table-cell office:value-type="string" calcext:value-type="string">
            <text:p>Hello 16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51" office:value-type="string" calcext:value-type="string">
            <text:p>SCENARIO 2</text:p>
          </table:table-cell>
          <table:table-cell table:style-name="ce51"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2" office:value-type="string" calcext:value-type="string">
            <text:p>FILE A</text:p>
          </table:table-cell>
          <table:table-cell office:value-type="string" calcext:value-type="string">
            <text:p>FROM Oct 1</text:p>
          </table:table-cell>
          <table:table-cell office:value-type="string" calcext:value-type="string">
            <text:p>TO Oct 2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senderAddress</text:p>
          </table:table-cell>
          <table:table-cell table:style-name="ce53" office:value-type="string" calcext:value-type="string">
            <text:p>recipientAddress</text:p>
          </table:table-cell>
          <table:table-cell table:style-name="ce53" office:value-type="string" calcext:value-type="string">
            <text:p>sentTimestamp</text:p>
          </table:table-cell>
          <table:table-cell table:style-name="ce53" office:value-type="string" calcext:value-type="string">
            <text:p>subject</text:p>
          </table:table-cell>
          <table:table-cell table:style-name="ce53" office:value-type="string" calcext:value-type="string">
            <text:p>policyTypes</text:p>
          </table:table-cell>
          <table:table-cell table:style-name="ce53" office:value-type="string" calcext:value-type="string">
            <text:p>policyNames</text:p>
          </table:table-cell>
          <table:table-cell table:style-name="ce53" office:value-type="string" calcext:value-type="string">
            <text:p>deliveryMethod</text:p>
          </table:table-cell>
        </table:table-row>
        <table:table-row table:style-name="ro2">
          <table:table-cell office:value-type="string" calcext:value-type="string">
            <text:p>sender1@sender1.com</text:p>
          </table:table-cell>
          <table:table-cell office:value-type="string" calcext:value-type="string">
            <text:p>receiver1@receiver1.com</text:p>
          </table:table-cell>
          <table:table-cell table:style-name="ce54" office:value-type="string" calcext:value-type="string">
            <text:p>12/10/2018 4:22</text:p>
          </table:table-cell>
          <table:table-cell office:value-type="string" calcext:value-type="string">
            <text:p>Hello 1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2@sender2.com</text:p>
          </table:table-cell>
          <table:table-cell office:value-type="string" calcext:value-type="string">
            <text:p>receiver2@receiver2.com</text:p>
          </table:table-cell>
          <table:table-cell office:value-type="string" calcext:value-type="string">
            <text:p>30/10/2018 2:23</text:p>
          </table:table-cell>
          <table:table-cell office:value-type="string" calcext:value-type="string">
            <text:p>Hello 2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3@sender3.com</text:p>
          </table:table-cell>
          <table:table-cell office:value-type="string" calcext:value-type="string">
            <text:p>receiver3@receiver3.com</text:p>
          </table:table-cell>
          <table:table-cell office:value-type="string" calcext:value-type="string">
            <text:p>26/10/2018 9:15</text:p>
          </table:table-cell>
          <table:table-cell office:value-type="string" calcext:value-type="string">
            <text:p>Hello 3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4@sender4.com</text:p>
          </table:table-cell>
          <table:table-cell office:value-type="string" calcext:value-type="string">
            <text:p>receiver4@receiver4.com</text:p>
          </table:table-cell>
          <table:table-cell table:style-name="ce54" office:value-type="string" calcext:value-type="string">
            <text:p>1/10/2018 3:1</text:p>
          </table:table-cell>
          <table:table-cell office:value-type="string" calcext:value-type="string">
            <text:p>Hello 4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2" office:value-type="string" calcext:value-type="string">
            <text:p>FILE B</text:p>
          </table:table-cell>
          <table:table-cell office:value-type="string" calcext:value-type="string">
            <text:p>FROM Oct 3</text:p>
          </table:table-cell>
          <table:table-cell office:value-type="string" calcext:value-type="string">
            <text:p>TO Oct 4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senderAddress</text:p>
          </table:table-cell>
          <table:table-cell table:style-name="ce53" office:value-type="string" calcext:value-type="string">
            <text:p>recipientAddress</text:p>
          </table:table-cell>
          <table:table-cell table:style-name="ce53" office:value-type="string" calcext:value-type="string">
            <text:p>sentTimestamp</text:p>
          </table:table-cell>
          <table:table-cell table:style-name="ce53" office:value-type="string" calcext:value-type="string">
            <text:p>subject</text:p>
          </table:table-cell>
          <table:table-cell table:style-name="ce53" office:value-type="string" calcext:value-type="string">
            <text:p>policyTypes</text:p>
          </table:table-cell>
          <table:table-cell table:style-name="ce53" office:value-type="string" calcext:value-type="string">
            <text:p>policyNames</text:p>
          </table:table-cell>
          <table:table-cell table:style-name="ce53" office:value-type="string" calcext:value-type="string">
            <text:p>deliveryMethod</text:p>
          </table:table-cell>
        </table:table-row>
        <table:table-row table:style-name="ro2">
          <table:table-cell office:value-type="string" calcext:value-type="string">
            <text:p>sender13@sender13.com</text:p>
          </table:table-cell>
          <table:table-cell office:value-type="string" calcext:value-type="string">
            <text:p>receiver13@receiver13.com</text:p>
          </table:table-cell>
          <table:table-cell office:value-type="string" calcext:value-type="string">
            <text:p>28/10/2018 8:15</text:p>
          </table:table-cell>
          <table:table-cell office:value-type="string" calcext:value-type="string">
            <text:p>Hello 13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4@sender14.com</text:p>
          </table:table-cell>
          <table:table-cell office:value-type="string" calcext:value-type="string">
            <text:p>receiver14@receiver14.com</text:p>
          </table:table-cell>
          <table:table-cell table:style-name="ce54" office:value-type="string" calcext:value-type="string">
            <text:p>7/10/2018 2:37</text:p>
          </table:table-cell>
          <table:table-cell office:value-type="string" calcext:value-type="string">
            <text:p>Hello 14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5@sender15.com</text:p>
          </table:table-cell>
          <table:table-cell office:value-type="string" calcext:value-type="string">
            <text:p>receiver15@receiver15.com</text:p>
          </table:table-cell>
          <table:table-cell table:style-name="ce54" office:value-type="string" calcext:value-type="string">
            <text:p>5/10/2018 4:38</text:p>
          </table:table-cell>
          <table:table-cell office:value-type="string" calcext:value-type="string">
            <text:p>Hello 1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6@sender16.com</text:p>
          </table:table-cell>
          <table:table-cell office:value-type="string" calcext:value-type="string">
            <text:p>receiver16@receiver16.com</text:p>
          </table:table-cell>
          <table:table-cell office:value-type="string" calcext:value-type="string">
            <text:p>28/10/2018 11:55</text:p>
          </table:table-cell>
          <table:table-cell office:value-type="string" calcext:value-type="string">
            <text:p>Hello 16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1" office:value-type="string" calcext:value-type="string">
            <text:p><text:s/>SCENARIO 3</text:p>
          </table:table-cell>
          <table:table-cell table:style-name="ce51"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2" office:value-type="string" calcext:value-type="string">
            <text:p>FILE A</text:p>
          </table:table-cell>
          <table:table-cell office:value-type="string" calcext:value-type="string">
            <text:p>FROM Oct 1</text:p>
          </table:table-cell>
          <table:table-cell office:value-type="string" calcext:value-type="string">
            <text:p>TO Oct 2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senderAddress</text:p>
          </table:table-cell>
          <table:table-cell table:style-name="ce53" office:value-type="string" calcext:value-type="string">
            <text:p>recipientAddress</text:p>
          </table:table-cell>
          <table:table-cell table:style-name="ce53" office:value-type="string" calcext:value-type="string">
            <text:p>sentTimestamp</text:p>
          </table:table-cell>
          <table:table-cell table:style-name="ce53" office:value-type="string" calcext:value-type="string">
            <text:p>subject</text:p>
          </table:table-cell>
          <table:table-cell table:style-name="ce53" office:value-type="string" calcext:value-type="string">
            <text:p>policyTypes</text:p>
          </table:table-cell>
          <table:table-cell table:style-name="ce53" office:value-type="string" calcext:value-type="string">
            <text:p>policyNames</text:p>
          </table:table-cell>
          <table:table-cell table:style-name="ce53" office:value-type="string" calcext:value-type="string">
            <text:p>deliveryMethod</text:p>
          </table:table-cell>
        </table:table-row>
        <table:table-row table:style-name="ro2">
          <table:table-cell office:value-type="string" calcext:value-type="string">
            <text:p>sender1@sender1.com</text:p>
          </table:table-cell>
          <table:table-cell office:value-type="string" calcext:value-type="string">
            <text:p>receiver1@receiver1.com</text:p>
          </table:table-cell>
          <table:table-cell table:style-name="ce54" office:value-type="string" calcext:value-type="string">
            <text:p>12/10/2018 4:22</text:p>
          </table:table-cell>
          <table:table-cell office:value-type="string" calcext:value-type="string">
            <text:p>Hello 1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2@sender2.com</text:p>
          </table:table-cell>
          <table:table-cell office:value-type="string" calcext:value-type="string">
            <text:p>receiver2@receiver2.com</text:p>
          </table:table-cell>
          <table:table-cell office:value-type="string" calcext:value-type="string">
            <text:p>30/10/2018 2:23</text:p>
          </table:table-cell>
          <table:table-cell office:value-type="string" calcext:value-type="string">
            <text:p>Hello 2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3@sender3.com</text:p>
          </table:table-cell>
          <table:table-cell office:value-type="string" calcext:value-type="string">
            <text:p>receiver3@receiver3.com</text:p>
          </table:table-cell>
          <table:table-cell office:value-type="string" calcext:value-type="string">
            <text:p>26/10/2018 9:15</text:p>
          </table:table-cell>
          <table:table-cell office:value-type="string" calcext:value-type="string">
            <text:p>Hello 3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4@sender4.com</text:p>
          </table:table-cell>
          <table:table-cell office:value-type="string" calcext:value-type="string">
            <text:p>receiver4@receiver4.com</text:p>
          </table:table-cell>
          <table:table-cell table:style-name="ce54" office:value-type="string" calcext:value-type="string">
            <text:p>1/10/2018 3:1</text:p>
          </table:table-cell>
          <table:table-cell office:value-type="string" calcext:value-type="string">
            <text:p>Hello 4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2" office:value-type="string" calcext:value-type="string">
            <text:p>FILE B</text:p>
          </table:table-cell>
          <table:table-cell office:value-type="string" calcext:value-type="string">
            <text:p>FROM Oct 2</text:p>
          </table:table-cell>
          <table:table-cell office:value-type="string" calcext:value-type="string">
            <text:p>TO Oct 3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senderAddress</text:p>
          </table:table-cell>
          <table:table-cell table:style-name="ce53" office:value-type="string" calcext:value-type="string">
            <text:p>recipientAddress</text:p>
          </table:table-cell>
          <table:table-cell table:style-name="ce53" office:value-type="string" calcext:value-type="string">
            <text:p>sentTimestamp</text:p>
          </table:table-cell>
          <table:table-cell table:style-name="ce53" office:value-type="string" calcext:value-type="string">
            <text:p>subject</text:p>
          </table:table-cell>
          <table:table-cell table:style-name="ce53" office:value-type="string" calcext:value-type="string">
            <text:p>policyTypes</text:p>
          </table:table-cell>
          <table:table-cell table:style-name="ce53" office:value-type="string" calcext:value-type="string">
            <text:p>policyNames</text:p>
          </table:table-cell>
          <table:table-cell table:style-name="ce53" office:value-type="string" calcext:value-type="string">
            <text:p>deliveryMethod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3@sender13.com</text:p>
          </table:table-cell>
          <table:table-cell office:value-type="string" calcext:value-type="string">
            <text:p>receiver13@receiver13.com</text:p>
          </table:table-cell>
          <table:table-cell office:value-type="string" calcext:value-type="string">
            <text:p>28/10/2018 8:15</text:p>
          </table:table-cell>
          <table:table-cell office:value-type="string" calcext:value-type="string">
            <text:p>Hello 13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4@sender14.com</text:p>
          </table:table-cell>
          <table:table-cell office:value-type="string" calcext:value-type="string">
            <text:p>receiver14@receiver14.com</text:p>
          </table:table-cell>
          <table:table-cell table:style-name="ce54" office:value-type="string" calcext:value-type="string">
            <text:p>7/10/2018 2:37</text:p>
          </table:table-cell>
          <table:table-cell office:value-type="string" calcext:value-type="string">
            <text:p>Hello 14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5@sender15.com</text:p>
          </table:table-cell>
          <table:table-cell office:value-type="string" calcext:value-type="string">
            <text:p>receiver15@receiver15.com</text:p>
          </table:table-cell>
          <table:table-cell table:style-name="ce54" office:value-type="string" calcext:value-type="string">
            <text:p>5/10/2018 4:38</text:p>
          </table:table-cell>
          <table:table-cell office:value-type="string" calcext:value-type="string">
            <text:p>Hello 1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6@sender16.com</text:p>
          </table:table-cell>
          <table:table-cell office:value-type="string" calcext:value-type="string">
            <text:p>receiver16@receiver16.com</text:p>
          </table:table-cell>
          <table:table-cell office:value-type="string" calcext:value-type="string">
            <text:p>28/10/2018 11:55</text:p>
          </table:table-cell>
          <table:table-cell office:value-type="string" calcext:value-type="string">
            <text:p>Hello 16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style-name="ce51" office:value-type="string" calcext:value-type="string">
            <text:p><text:s/>SCENARIO 1</text:p>
          </table:table-cell>
          <table:table-cell table:style-name="ce51"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2" office:value-type="string" calcext:value-type="string">
            <text:p>FILE A</text:p>
          </table:table-cell>
          <table:table-cell office:value-type="string" calcext:value-type="string">
            <text:p>FROM Oct 1</text:p>
          </table:table-cell>
          <table:table-cell office:value-type="string" calcext:value-type="string">
            <text:p>TO Oct 15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senderAddress</text:p>
          </table:table-cell>
          <table:table-cell table:style-name="ce53" office:value-type="string" calcext:value-type="string">
            <text:p>recipientAddress</text:p>
          </table:table-cell>
          <table:table-cell table:style-name="ce53" office:value-type="string" calcext:value-type="string">
            <text:p>sentTimestamp</text:p>
          </table:table-cell>
          <table:table-cell table:style-name="ce53" office:value-type="string" calcext:value-type="string">
            <text:p>subject</text:p>
          </table:table-cell>
          <table:table-cell table:style-name="ce53" office:value-type="string" calcext:value-type="string">
            <text:p>policyTypes</text:p>
          </table:table-cell>
          <table:table-cell table:style-name="ce53" office:value-type="string" calcext:value-type="string">
            <text:p>policyNames</text:p>
          </table:table-cell>
          <table:table-cell table:style-name="ce53" office:value-type="string" calcext:value-type="string">
            <text:p>deliveryMethod</text:p>
          </table:table-cell>
        </table:table-row>
        <table:table-row table:style-name="ro2">
          <table:table-cell office:value-type="string" calcext:value-type="string">
            <text:p>sender1@sender1.com</text:p>
          </table:table-cell>
          <table:table-cell office:value-type="string" calcext:value-type="string">
            <text:p>receiver1@receiver1.com</text:p>
          </table:table-cell>
          <table:table-cell table:style-name="ce54" office:value-type="string" calcext:value-type="string">
            <text:p>12/10/2018 4:22</text:p>
          </table:table-cell>
          <table:table-cell office:value-type="string" calcext:value-type="string">
            <text:p>Hello 1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2@sender2.com</text:p>
          </table:table-cell>
          <table:table-cell office:value-type="string" calcext:value-type="string">
            <text:p>receiver2@receiver2.com</text:p>
          </table:table-cell>
          <table:table-cell office:value-type="string" calcext:value-type="string">
            <text:p>30/10/2018 2:23</text:p>
          </table:table-cell>
          <table:table-cell office:value-type="string" calcext:value-type="string">
            <text:p>Hello 2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3@sender3.com</text:p>
          </table:table-cell>
          <table:table-cell office:value-type="string" calcext:value-type="string">
            <text:p>receiver3@receiver3.com</text:p>
          </table:table-cell>
          <table:table-cell office:value-type="string" calcext:value-type="string">
            <text:p>26/10/2018 9:15</text:p>
          </table:table-cell>
          <table:table-cell office:value-type="string" calcext:value-type="string">
            <text:p>Hello 3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4@sender4.com</text:p>
          </table:table-cell>
          <table:table-cell office:value-type="string" calcext:value-type="string">
            <text:p>receiver4@receiver4.com</text:p>
          </table:table-cell>
          <table:table-cell table:style-name="ce54" office:value-type="string" calcext:value-type="string">
            <text:p>1/10/2018 3:1</text:p>
          </table:table-cell>
          <table:table-cell office:value-type="string" calcext:value-type="string">
            <text:p>Hello 4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52" office:value-type="string" calcext:value-type="string">
            <text:p>FILE B</text:p>
          </table:table-cell>
          <table:table-cell office:value-type="string" calcext:value-type="string">
            <text:p>FROM Oct 1</text:p>
          </table:table-cell>
          <table:table-cell office:value-type="string" calcext:value-type="string">
            <text:p>TO Oct 15</text:p>
          </table:table-cell>
          <table:table-cell table:number-columns-repeated="4"/>
        </table:table-row>
        <table:table-row table:style-name="ro2">
          <table:table-cell table:style-name="ce53" office:value-type="string" calcext:value-type="string">
            <text:p>senderAddress</text:p>
          </table:table-cell>
          <table:table-cell table:style-name="ce53" office:value-type="string" calcext:value-type="string">
            <text:p>recipientAddress</text:p>
          </table:table-cell>
          <table:table-cell table:style-name="ce53" office:value-type="string" calcext:value-type="string">
            <text:p>sentTimestamp</text:p>
          </table:table-cell>
          <table:table-cell table:style-name="ce53" office:value-type="string" calcext:value-type="string">
            <text:p>subject</text:p>
          </table:table-cell>
          <table:table-cell table:style-name="ce53" office:value-type="string" calcext:value-type="string">
            <text:p>policyTypes</text:p>
          </table:table-cell>
          <table:table-cell table:style-name="ce53" office:value-type="string" calcext:value-type="string">
            <text:p>policyNames</text:p>
          </table:table-cell>
          <table:table-cell table:style-name="ce53" office:value-type="string" calcext:value-type="string">
            <text:p>deliveryMethod</text:p>
          </table:table-cell>
        </table:table-row>
        <table:table-row table:style-name="ro2">
          <table:table-cell office:value-type="string" calcext:value-type="string">
            <text:p>sender5@sender5.com</text:p>
          </table:table-cell>
          <table:table-cell office:value-type="string" calcext:value-type="string">
            <text:p>receiver5@receiver5.com</text:p>
          </table:table-cell>
          <table:table-cell office:value-type="string" calcext:value-type="string">
            <text:p>13/10/2018 6:18</text:p>
          </table:table-cell>
          <table:table-cell office:value-type="string" calcext:value-type="string">
            <text:p>Hello 5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3@sender3.com</text:p>
          </table:table-cell>
          <table:table-cell office:value-type="string" calcext:value-type="string">
            <text:p>receiver3@receiver3.com</text:p>
          </table:table-cell>
          <table:table-cell office:value-type="string" calcext:value-type="string">
            <text:p>26/10/2018 9:15</text:p>
          </table:table-cell>
          <table:table-cell office:value-type="string" calcext:value-type="string">
            <text:p>Hello 3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1@sender1.com</text:p>
          </table:table-cell>
          <table:table-cell office:value-type="string" calcext:value-type="string">
            <text:p>receiver1@receiver1.com</text:p>
          </table:table-cell>
          <table:table-cell table:style-name="ce54" office:value-type="string" calcext:value-type="string">
            <text:p>12/10/2018 4:22</text:p>
          </table:table-cell>
          <table:table-cell office:value-type="string" calcext:value-type="string">
            <text:p>Hello 1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4@sender4.com</text:p>
          </table:table-cell>
          <table:table-cell office:value-type="string" calcext:value-type="string">
            <text:p>receiver4@receiver4.com</text:p>
          </table:table-cell>
          <table:table-cell table:style-name="ce54" office:value-type="string" calcext:value-type="string">
            <text:p>1/10/2018 3:1</text:p>
          </table:table-cell>
          <table:table-cell office:value-type="string" calcext:value-type="string">
            <text:p>Hello 4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  <table:table-row table:style-name="ro2">
          <table:table-cell office:value-type="string" calcext:value-type="string">
            <text:p>sender2@sender2.com</text:p>
          </table:table-cell>
          <table:table-cell office:value-type="string" calcext:value-type="string">
            <text:p>receiver2@receiver2.com</text:p>
          </table:table-cell>
          <table:table-cell office:value-type="string" calcext:value-type="string">
            <text:p>30/10/2018 2:23</text:p>
          </table:table-cell>
          <table:table-cell office:value-type="string" calcext:value-type="string">
            <text:p>Hello 2</text:p>
          </table:table-cell>
          <table:table-cell office:value-type="string" calcext:value-type="string">
            <text:p>PolicyType1, PolicyType2</text:p>
          </table:table-cell>
          <table:table-cell office:value-type="string" calcext:value-type="string">
            <text:p>PolicyName1, PolicyName2</text:p>
          </table:table-cell>
          <table:table-cell office:value-type="string" calcext:value-type="string">
            <text:p>ZixPor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ff99" loext:vertical-justify="auto"/>
      <style:paragraph-properties css3t:text-justify="auto"/>
      <style:text-properties fo:font-size="12pt" fo:font-weight="bold"/>
    </style:style>
    <style:style style:name="Untitled2" style:family="table-cell" style:parent-style-name="Default">
      <style:table-cell-properties fo:background-color="#00cc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00-00-00</text:date>, <text:time style:data-style-name="N2" text:time-value="15:25:07.337824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09:05:25.663656113</meta:creation-date>
    <dc:date>2018-10-29T16:20:23.295829277</dc:date>
    <meta:editing-duration>P5DT9H14M47S</meta:editing-duration>
    <meta:editing-cycles>11</meta:editing-cycles>
    <meta:generator>LibreOffice/5.1.6.2$Linux_X86_64 LibreOffice_project/10m0$Build-2</meta:generator>
    <meta:document-statistic meta:table-count="3" meta:cell-count="641" meta:object-count="0"/>
  </office:meta>
</office:document-meta>
</file>